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value="Mängijad">
            <text:p>Mängijad</text:p>
          </table:table-cell>
          <table:table-cell table:style-name="pd1" office:value-type="string" office:value="Mängude arv">
            <text:p>Mängude arv</text:p>
          </table:table-cell>
        </table:table-row>
        <table:table-row>
          <table:table-cell table:style-name="pd1" office:value-type="float" office:value="0">
            <text:p/>
          </table:table-cell>
          <table:table-cell office:value-type="string" office:value="Jaagup Kopli">
            <text:p>Jaagup Kopli</text:p>
          </table:table-cell>
          <table:table-cell office:value-type="string" office:value="22">
            <text:p>22</text:p>
          </table:table-cell>
        </table:table-row>
        <table:table-row>
          <table:table-cell table:style-name="pd1" office:value-type="float" office:value="1">
            <text:p>1</text:p>
          </table:table-cell>
          <table:table-cell office:value-type="string" office:value="Indrek Nõulik">
            <text:p>Indrek Nõulik</text:p>
          </table:table-cell>
          <table:table-cell office:value-type="string" office:value="21">
            <text:p>21</text:p>
          </table:table-cell>
        </table:table-row>
        <table:table-row>
          <table:table-cell table:style-name="pd1" office:value-type="float" office:value="2">
            <text:p>2</text:p>
          </table:table-cell>
          <table:table-cell office:value-type="string" office:value="Karl Johan Kastein">
            <text:p>Karl Johan Kastein</text:p>
          </table:table-cell>
          <table:table-cell office:value-type="string" office:value="20">
            <text:p>20</text:p>
          </table:table-cell>
        </table:table-row>
        <table:table-row>
          <table:table-cell table:style-name="pd1" office:value-type="float" office:value="3">
            <text:p>3</text:p>
          </table:table-cell>
          <table:table-cell office:value-type="string" office:value="Kermo Platov">
            <text:p>Kermo Platov</text:p>
          </table:table-cell>
          <table:table-cell office:value-type="string" office:value="19">
            <text:p>19</text:p>
          </table:table-cell>
        </table:table-row>
        <table:table-row>
          <table:table-cell table:style-name="pd1" office:value-type="float" office:value="4">
            <text:p>4</text:p>
          </table:table-cell>
          <table:table-cell office:value-type="string" office:value="Holger Sepma">
            <text:p>Holger Sepma</text:p>
          </table:table-cell>
          <table:table-cell office:value-type="string" office:value="19">
            <text:p>19</text:p>
          </table:table-cell>
        </table:table-row>
        <table:table-row>
          <table:table-cell table:style-name="pd1" office:value-type="float" office:value="5">
            <text:p>5</text:p>
          </table:table-cell>
          <table:table-cell office:value-type="string" office:value="Tanel Klee">
            <text:p>Tanel Klee</text:p>
          </table:table-cell>
          <table:table-cell office:value-type="string" office:value="18">
            <text:p>18</text:p>
          </table:table-cell>
        </table:table-row>
        <table:table-row>
          <table:table-cell table:style-name="pd1" office:value-type="float" office:value="6">
            <text:p>6</text:p>
          </table:table-cell>
          <table:table-cell office:value-type="string" office:value="Rando Suuster">
            <text:p>Rando Suuster</text:p>
          </table:table-cell>
          <table:table-cell office:value-type="string" office:value="18">
            <text:p>18</text:p>
          </table:table-cell>
        </table:table-row>
        <table:table-row>
          <table:table-cell table:style-name="pd1" office:value-type="float" office:value="7">
            <text:p>7</text:p>
          </table:table-cell>
          <table:table-cell office:value-type="string" office:value="Silvester Ilumets">
            <text:p>Silvester Ilumets</text:p>
          </table:table-cell>
          <table:table-cell office:value-type="string" office:value="18">
            <text:p>18</text:p>
          </table:table-cell>
        </table:table-row>
        <table:table-row>
          <table:table-cell table:style-name="pd1" office:value-type="float" office:value="8">
            <text:p>8</text:p>
          </table:table-cell>
          <table:table-cell office:value-type="string" office:value="Andris Valk">
            <text:p>Andris Valk</text:p>
          </table:table-cell>
          <table:table-cell office:value-type="string" office:value="18">
            <text:p>18</text:p>
          </table:table-cell>
        </table:table-row>
        <table:table-row>
          <table:table-cell table:style-name="pd1" office:value-type="float" office:value="9">
            <text:p>9</text:p>
          </table:table-cell>
          <table:table-cell office:value-type="string" office:value="Timo Vares">
            <text:p>Timo Vares</text:p>
          </table:table-cell>
          <table:table-cell office:value-type="string" office:value="15">
            <text:p>15</text:p>
          </table:table-cell>
        </table:table-row>
        <table:table-row>
          <table:table-cell table:style-name="pd1" office:value-type="float" office:value="10">
            <text:p>10</text:p>
          </table:table-cell>
          <table:table-cell office:value-type="string" office:value="Karmo Paju">
            <text:p>Karmo Paju</text:p>
          </table:table-cell>
          <table:table-cell office:value-type="string" office:value="14">
            <text:p>14</text:p>
          </table:table-cell>
        </table:table-row>
        <table:table-row>
          <table:table-cell table:style-name="pd1" office:value-type="float" office:value="11">
            <text:p>11</text:p>
          </table:table-cell>
          <table:table-cell office:value-type="string" office:value="Imre Riik">
            <text:p>Imre Riik</text:p>
          </table:table-cell>
          <table:table-cell office:value-type="string" office:value="13">
            <text:p>13</text:p>
          </table:table-cell>
        </table:table-row>
        <table:table-row>
          <table:table-cell table:style-name="pd1" office:value-type="float" office:value="12">
            <text:p>12</text:p>
          </table:table-cell>
          <table:table-cell office:value-type="string" office:value="Kristjan Ugam">
            <text:p>Kristjan Ugam</text:p>
          </table:table-cell>
          <table:table-cell office:value-type="string" office:value="13">
            <text:p>13</text:p>
          </table:table-cell>
        </table:table-row>
        <table:table-row>
          <table:table-cell table:style-name="pd1" office:value-type="float" office:value="13">
            <text:p>13</text:p>
          </table:table-cell>
          <table:table-cell office:value-type="string" office:value="Jaanus Sõmer">
            <text:p>Jaanus Sõmer</text:p>
          </table:table-cell>
          <table:table-cell office:value-type="string" office:value="12">
            <text:p>12</text:p>
          </table:table-cell>
        </table:table-row>
        <table:table-row>
          <table:table-cell table:style-name="pd1" office:value-type="float" office:value="14">
            <text:p>14</text:p>
          </table:table-cell>
          <table:table-cell office:value-type="string" office:value="Kert Kütt">
            <text:p>Kert Kütt</text:p>
          </table:table-cell>
          <table:table-cell office:value-type="string" office:value="11">
            <text:p>11</text:p>
          </table:table-cell>
        </table:table-row>
        <table:table-row>
          <table:table-cell table:style-name="pd1" office:value-type="float" office:value="15">
            <text:p>15</text:p>
          </table:table-cell>
          <table:table-cell office:value-type="string" office:value="Daniel Kosubenko">
            <text:p>Daniel Kosubenko</text:p>
          </table:table-cell>
          <table:table-cell office:value-type="string" office:value="10">
            <text:p>10</text:p>
          </table:table-cell>
        </table:table-row>
        <table:table-row>
          <table:table-cell table:style-name="pd1" office:value-type="float" office:value="16">
            <text:p>16</text:p>
          </table:table-cell>
          <table:table-cell office:value-type="string" office:value="Kasper Elissaar">
            <text:p>Kasper Elissaar</text:p>
          </table:table-cell>
          <table:table-cell office:value-type="string" office:value="9">
            <text:p>9</text:p>
          </table:table-cell>
        </table:table-row>
        <table:table-row>
          <table:table-cell table:style-name="pd1" office:value-type="float" office:value="17">
            <text:p>17</text:p>
          </table:table-cell>
          <table:table-cell office:value-type="string" office:value="Ken Pähn">
            <text:p>Ken Pähn</text:p>
          </table:table-cell>
          <table:table-cell office:value-type="string" office:value="9">
            <text:p>9</text:p>
          </table:table-cell>
        </table:table-row>
        <table:table-row>
          <table:table-cell table:style-name="pd1" office:value-type="float" office:value="18">
            <text:p>18</text:p>
          </table:table-cell>
          <table:table-cell office:value-type="string" office:value="Ralf Luks">
            <text:p>Ralf Luks</text:p>
          </table:table-cell>
          <table:table-cell office:value-type="string" office:value="8">
            <text:p>8</text:p>
          </table:table-cell>
        </table:table-row>
        <table:table-row>
          <table:table-cell table:style-name="pd1" office:value-type="float" office:value="19">
            <text:p>19</text:p>
          </table:table-cell>
          <table:table-cell office:value-type="string" office:value="Sander Laur">
            <text:p>Sander Laur</text:p>
          </table:table-cell>
          <table:table-cell office:value-type="string" office:value="7">
            <text:p>7</text:p>
          </table:table-cell>
        </table:table-row>
        <table:table-row>
          <table:table-cell table:style-name="pd1" office:value-type="float" office:value="20">
            <text:p>20</text:p>
          </table:table-cell>
          <table:table-cell office:value-type="string" office:value="Hargo Liiving">
            <text:p>Hargo Liiving</text:p>
          </table:table-cell>
          <table:table-cell office:value-type="string" office:value="7">
            <text:p>7</text:p>
          </table:table-cell>
        </table:table-row>
        <table:table-row>
          <table:table-cell table:style-name="pd1" office:value-type="float" office:value="21">
            <text:p>21</text:p>
          </table:table-cell>
          <table:table-cell office:value-type="string" office:value="Martin Salf">
            <text:p>Martin Salf</text:p>
          </table:table-cell>
          <table:table-cell office:value-type="string" office:value="6">
            <text:p>6</text:p>
          </table:table-cell>
        </table:table-row>
        <table:table-row>
          <table:table-cell table:style-name="pd1" office:value-type="float" office:value="22">
            <text:p>22</text:p>
          </table:table-cell>
          <table:table-cell office:value-type="string" office:value="Georg Linkov">
            <text:p>Georg Linkov</text:p>
          </table:table-cell>
          <table:table-cell office:value-type="string" office:value="5">
            <text:p>5</text:p>
          </table:table-cell>
        </table:table-row>
        <table:table-row>
          <table:table-cell table:style-name="pd1" office:value-type="float" office:value="23">
            <text:p>23</text:p>
          </table:table-cell>
          <table:table-cell office:value-type="string" office:value="Kristo Enn">
            <text:p>Kristo Enn</text:p>
          </table:table-cell>
          <table:table-cell office:value-type="string" office:value="5">
            <text:p>5</text:p>
          </table:table-cell>
        </table:table-row>
        <table:table-row>
          <table:table-cell table:style-name="pd1" office:value-type="float" office:value="24">
            <text:p>24</text:p>
          </table:table-cell>
          <table:table-cell office:value-type="string" office:value="Tanel Neubauer">
            <text:p>Tanel Neubauer</text:p>
          </table:table-cell>
          <table:table-cell office:value-type="string" office:value="4">
            <text:p>4</text:p>
          </table:table-cell>
        </table:table-row>
        <table:table-row>
          <table:table-cell table:style-name="pd1" office:value-type="float" office:value="25">
            <text:p>25</text:p>
          </table:table-cell>
          <table:table-cell office:value-type="string" office:value="Karl Värva">
            <text:p>Karl Värva</text:p>
          </table:table-cell>
          <table:table-cell office:value-type="string" office:value="4">
            <text:p>4</text:p>
          </table:table-cell>
        </table:table-row>
        <table:table-row>
          <table:table-cell table:style-name="pd1" office:value-type="float" office:value="26">
            <text:p>26</text:p>
          </table:table-cell>
          <table:table-cell office:value-type="string" office:value="Juhan Jograf Siim">
            <text:p>Juhan Jograf Siim</text:p>
          </table:table-cell>
          <table:table-cell office:value-type="string" office:value="3">
            <text:p>3</text:p>
          </table:table-cell>
        </table:table-row>
        <table:table-row>
          <table:table-cell table:style-name="pd1" office:value-type="float" office:value="27">
            <text:p>27</text:p>
          </table:table-cell>
          <table:table-cell office:value-type="string" office:value="Kris-Sten Toom">
            <text:p>Kris-Sten Toom</text:p>
          </table:table-cell>
          <table:table-cell office:value-type="string" office:value="3">
            <text:p>3</text:p>
          </table:table-cell>
        </table:table-row>
        <table:table-row>
          <table:table-cell table:style-name="pd1" office:value-type="float" office:value="28">
            <text:p>28</text:p>
          </table:table-cell>
          <table:table-cell office:value-type="string" office:value="Andreas Peetre">
            <text:p>Andreas Peetre</text:p>
          </table:table-cell>
          <table:table-cell office:value-type="string" office:value="2">
            <text:p>2</text:p>
          </table:table-cell>
        </table:table-row>
        <table:table-row>
          <table:table-cell table:style-name="pd1" office:value-type="float" office:value="29">
            <text:p>29</text:p>
          </table:table-cell>
          <table:table-cell office:value-type="string" office:value="Kenert Anniste">
            <text:p>Kenert Anniste</text:p>
          </table:table-cell>
          <table:table-cell office:value-type="string" office:value="2">
            <text:p>2</text:p>
          </table:table-cell>
        </table:table-row>
        <table:table-row>
          <table:table-cell table:style-name="pd1" office:value-type="float" office:value="30">
            <text:p>30</text:p>
          </table:table-cell>
          <table:table-cell office:value-type="string" office:value="Sven Aigar Tammeveski">
            <text:p>Sven Aigar Tammeveski</text:p>
          </table:table-cell>
          <table:table-cell office:value-type="string" office:value="1">
            <text:p>1</text:p>
          </table:table-cell>
        </table:table-row>
        <table:table-row>
          <table:table-cell table:style-name="pd1" office:value-type="float" office:value="31">
            <text:p>31</text:p>
          </table:table-cell>
          <table:table-cell office:value-type="string" office:value="Robin Valting">
            <text:p>Robin Valting</text:p>
          </table:table-cell>
          <table:table-cell office:value-type="string" office:value="1">
            <text:p>1</text:p>
          </table:table-cell>
        </table:table-row>
        <table:table-row>
          <table:table-cell table:style-name="pd1" office:value-type="float" office:value="32">
            <text:p>32</text:p>
          </table:table-cell>
          <table:table-cell office:value-type="string" office:value="Karmo Einmann">
            <text:p>Karmo Einmann</text:p>
          </table:table-cell>
          <table:table-cell office:value-type="string" office:value="1">
            <text:p>1</text:p>
          </table:table-cell>
        </table:table-row>
        <table:table-row>
          <table:table-cell table:style-name="pd1" office:value-type="float" office:value="33">
            <text:p>33</text:p>
          </table:table-cell>
          <table:table-cell office:value-type="string" office:value="Artur Matto">
            <text:p>Artur Matto</text:p>
          </table:table-cell>
          <table:table-cell office:value-type="string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